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d0814" officeooo:paragraph-rsid="001d0814"/>
    </style:style>
    <style:style style:name="P2" style:family="paragraph" style:parent-style-name="Standard">
      <style:text-properties officeooo:rsid="001e0c19"/>
    </style:style>
    <style:style style:name="P3" style:family="paragraph" style:parent-style-name="Text_20_body">
      <style:text-properties officeooo:paragraph-rsid="001d0814"/>
    </style:style>
    <style:style style:name="P4" style:family="paragraph" style:parent-style-name="Heading_20_2">
      <style:text-properties officeooo:paragraph-rsid="001fc626"/>
    </style:style>
    <style:style style:name="P5" style:family="paragraph" style:parent-style-name="Text_20_body">
      <style:text-properties officeooo:paragraph-rsid="001fc626"/>
    </style:style>
    <style:style style:name="T1" style:family="text">
      <style:text-properties officeooo:rsid="001d0814"/>
    </style:style>
    <style:style style:name="T2" style:family="text">
      <style:text-properties fo:color="#3465a4" loext:opacity="100%" style:text-underline-style="solid" style:text-underline-width="auto" style:text-underline-color="font-color" officeooo:rsid="001d0814" fo:background-color="transparent" loext:char-shading-value="0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d0814"/>
    </style:style>
    <style:style style:name="T5" style:family="text">
      <style:text-properties fo:font-weight="bold" officeooo:rsid="001d0814" style:font-weight-asian="bold" style:font-weight-complex="bold"/>
    </style:style>
    <style:style style:name="T6" style:family="text">
      <style:text-properties fo:font-weight="bold" officeooo:rsid="001fc626" style:font-weight-asian="bold" style:font-weight-complex="bold"/>
    </style:style>
    <style:style style:name="T7" style:family="text">
      <style:text-properties officeooo:rsid="001fc626"/>
    </style:style>
    <style:style style:name="T8" style:family="text">
      <style:text-properties fo:font-weight="normal" officeooo:rsid="001fc62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iovani Moacir Ferrari</text:h>
      <text:p text:style-name="P3"><text:span text:style-name="T1">Chapecó</text:span> – Santa Catarina – Brazil <text:line-break/>E-mail: <text:a xlink:type="simple" xlink:href="https://github.com/cidraljunior" text:style-name="Internet_20_link" text:visited-style-name="Visited_20_Internet_20_Link">gio.ferrarimf@gmail.com</text:a><text:span text:style-name="T2"> </text:span><text:line-break/>Linkedin: <text:a xlink:type="simple" xlink:href="https://www.linkedin.com/in/giovani-ferrari-9b1a50185/" text:style-name="Internet_20_link" text:visited-style-name="Visited_20_Internet_20_Link">https://www.linkedin.com/in/giovani-ferrari-9b1a50185/</text:a></text:p>
      <text:p text:style-name="P3"><text:span text:style-name="T1">Github:</text:span><text:a xlink:type="simple" xlink:href="https://www.datacamp.com/profile/cidraljunior" text:style-name="Internet_20_link" text:visited-style-name="Visited_20_Internet_20_Link"><text:span text:style-name="T1">https://github.com/GiovaniF25</text:span></text:a><text:line-break/></text:p>
      <text:h text:style-name="Heading_20_2" text:outline-level="2"><text:bookmark text:name="personal-statement"/>Personal Statement</text:h>
      <text:p text:style-name="P3"><text:span text:style-name="T1">I</text:span><text:span text:style-name="T3"> come from the civil engineering field, </text:span><text:span text:style-name="T4">I’m f</text:span>ocused on problem solving <text:s/><text:span text:style-name="T1">and </text:span>I have a analytical profile, always looking for new challenges and learning</text:p>
      <text:h text:style-name="Heading_20_2" text:outline-level="2"><text:bookmark text:name="education"/>Education</text:h>
      <text:p text:style-name="Text_20_body"><text:span text:style-name="Strong_20_Emphasis">State University of Santa Catarina – UDESC </text:span><text:line-break/>Bachelor’s degree, <text:span text:style-name="T1">Civil</text:span> Engineering • (201<text:span text:style-name="T1">5</text:span> - 20<text:span text:style-name="T1">18</text:span>)</text:p>
      <text:p text:style-name="P3"><text:span text:style-name="Strong_20_Emphasis"><text:span text:style-name="T1">UCEFF </text:span></text:span><text:line-break/>Bachelor’s degree, <text:span text:style-name="T1">Civil</text:span> Engineering • (201<text:span text:style-name="T1">8</text:span> - 20<text:span text:style-name="T1">20</text:span>)</text:p>
      <text:h text:style-name="Heading_20_2" text:outline-level="2"><text:bookmark text:name="skills"/>Skills</text:h>
      <text:p text:style-name="Text_20_body">Python, SQL, Docker, Terraform, AWS(ECS, EC2, Redshift, RDS, S3)</text:p>
      <text:h text:style-name="P4" text:outline-level="2"><text:bookmark text:name="certificates"/>Certificates</text:h>
      <text:p text:style-name="P5"><text:span text:style-name="T6">Data Engineering</text:span> - <text:span text:style-name="T7">Udemy</text:span>- <text:span text:style-name="T7">41</text:span> hrs • <text:span text:style-name="T7">Abr </text:span>202<text:span text:style-name="T7">3</text:span> <text:a xlink:type="simple" xlink:href="https://cidraljunior.github.io/certificates/data-engineering-bootcamp_howbootcamps_sep-2021.pdf" text:style-name="Internet_20_link" text:visited-style-name="Visited_20_Internet_20_Link">📜</text:a></text:p>
      <text:p text:style-name="P5"><text:span text:style-name="Strong_20_Emphasis"><text:span text:style-name="T7">Git - </text:span></text:span><text:span text:style-name="Strong_20_Emphasis"><text:span text:style-name="T8">Udemy- 7 hrs • Fev 2023 </text:span></text:span><text:a xlink:type="simple" xlink:href="https://cidraljunior.github.io/certificates/data-engineering-bootcamp_howbootcamps_sep-2021.pdf" text:style-name="Internet_20_link" text:visited-style-name="Visited_20_Internet_20_Link"><text:span text:style-name="Strong_20_Emphasis"><text:span text:style-name="T8">📜</text:span></text:span></text:a></text:p>
      <text:p text:style-name="Text_20_body"><text:span text:style-name="Strong_20_Emphasis">SQL Fundamentals</text:span> - <text:span text:style-name="T7">Udemy</text:span> - 21 hrs • <text:span text:style-name="T7">Jan</text:span> 202<text:span text:style-name="T7">3</text:span> <text:a xlink:type="simple" xlink:href="https://cidraljunior.github.io/certificates/sql-fundamentals_datacamp_fev-2021.pdf" text:style-name="Internet_20_link" text:visited-style-name="Visited_20_Internet_20_Link">📜</text:a></text:p>
      <text:p text:style-name="Text_20_body"><text:span text:style-name="Strong_20_Emphasis">Python </text:span><text:span text:style-name="Strong_20_Emphasis"><text:span text:style-name="T7">Fundamentals</text:span></text:span><text:span text:style-name="Strong_20_Emphasis"> </text:span><text:s/>- <text:span text:style-name="T7">Curso em vídeo</text:span> - <text:span text:style-name="T7">120</text:span> hrs • <text:span text:style-name="T7">Nov</text:span> 202<text:span text:style-name="T7">2</text:span> <text:a xlink:type="simple" xlink:href="https://cidraljunior.github.io/certificates/python-programming_datacamp_fev-2021.pdf" text:style-name="Internet_20_link" text:visited-style-name="Visited_20_Internet_20_Link">📜</text:a></text:p>
      <text:p text:style-name="Text_20_body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20:49:49.880415666</meta:creation-date>
    <meta:editing-duration>PT6M3S</meta:editing-duration>
    <meta:editing-cycles>2</meta:editing-cycles>
    <meta:generator>LibreOffice/7.3.7.2$Linux_X86_64 LibreOffice_project/30$Build-2</meta:generator>
    <dc:date>2023-11-30T20:55:52.250017835</dc:date>
    <meta:document-statistic meta:table-count="0" meta:image-count="0" meta:object-count="0" meta:page-count="1" meta:paragraph-count="15" meta:word-count="117" meta:character-count="789" meta:non-whitespace-character-count="677"/>
  </office:meta>
</office:document-meta>
</file>